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Text_20_body">
      <style:paragraph-properties fo:margin-left="0cm" fo:margin-right="0cm" fo:line-height="100%" fo:text-indent="0cm" style:auto-text-indent="false"/>
      <style:text-properties fo:font-variant="normal" fo:text-transform="none" fo:color="#000000" style:font-name="sans-serif"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ite 1</text:p>
      <text:p text:style-name="P1">Begrüssung</text:p>
      <text:p text:style-name="P1">Vorstellung</text:p>
      <text:p text:style-name="P1">Thema</text:p>
      <text:p text:style-name="P1"/>
      <text:p text:style-name="P1">Seite 2</text:p>
      <text:p text:style-name="P1">Überblick</text:p>
      <text:p text:style-name="P1">Presentationsgliederung</text:p>
      <text:p text:style-name="P1"/>
      <text:p text:style-name="P1">Seite 3</text:p>
      <text:p text:style-name="P1">Was ist augmented Reality</text:p>
      <text:p text:style-name="P1">Unter augmented reality, kurz AR, versteht man die computergestützte Erweiterung der Realitätswahrnehmung. Diese Information kann alle menschlichen Sinnesmodalitäten ansprechen. Häufig wird jedoch unter erweiterter Realität nur die visuelle Darstellung von Informationen verstanden, also die Ergänzung von Bildern oder Videos mit computergenerierten Zusatzinformationen oder virtuellen Objekten mittels Einblendung/Überlagerung. Bei Fußball-Übertragungen ist erweiterte Realität z. B. das Einblenden von Entfernungen bei Freistößen mithilfe eines Kreises oder einer Linie.</text:p>
      <text:p text:style-name="P1">Bsp: Segeln, Weg, Speed, Begrenzung, Ziellinie</text:p>
      <text:p text:style-name="P1"/>
      <text:p text:style-name="P1">Seite 4.1</text:p>
      <text:p text:style-name="P1">Anwendungen</text:p>
      <text:p text:style-name="P1">Erweiterte Realität könnte in praktisch allen Bereichen des Alltags zum Einsatz kommen..  </text:p>
      <text:p text:style-name="P1">Ein Beispiel für eine AR-Anwendung sind die in Echtzeit eingeblendeten virtuellen Marken bei Sportübertragungen: Verschiedene Entfernungen der Konkurrenten beim Skispringen, Weitwurf, usw. (Man beachte, dass dieses Beispiel oft keine Augmented-Reality-Anwendung nach der obigen Definition ist, da manchmal das interaktive Element fehlt.)</text:p>
      <text:p text:style-name="P1">Google arbeitet an einem Produkt, das unter dem Namen Google Glass bereits vorgestellt wurde. Es handelt sich um eine Brille mit Mikrodisplay und Kamera, die über Spracheingabe bedient werden kann. Zu den Funktionen des Geräts gehört etwa, dass der Träger der Brille Informationen seiner Umgebung ins Internet überträgt und seinerseits entsprechende Hinweise, beispielsweise in Form von Navigationshinweisen, aus dem Internet erhält. Weiterhin stehen auch die bekannten Möglichkeiten von Smartphones und Videokonferenzen zur Verfügung.</text:p>
      <text:p text:style-name="P1">Bild: google Glasses</text:p>
      <text:p text:style-name="P1"/>
      <text:p text:style-name="P1">Seite 4.2</text:p>
      <text:p text:style-name="P1">Durch Anzeigen von Zusatzinformationen kann eine Hilfestellung bei komplexen Aufgaben geschehen. Zum Beispiel werden für einen Mechaniker die Teile eines Gerätes „beschriftet“, und er bekommt Arbeitsanweisungen. In der Medizin kann erweiterte Realität genutzt werden, um die Darstellung nicht sichtbarer Elemente zu ermöglichen. Z. B. intraoperativ in der Medizin, als „Röntgenblick“ für den Operateur, basierend auf vorheriger Tomographie oder aktuellen Bilddaten von Ultraschallgeräten oder offenen Kernspintomografen. </text:p>
      <text:p text:style-name="P1"/>
      <text:p text:style-name="P1">Seite 4.3 Architektur</text:p>
      <text:p text:style-name="P1">Erweiterte Realität eignet sich ebenfalls für die Visualisierung von Architektur. So können zerstörte historische Gebäude oder auch zukünftige Architekturprojekte dargestellt werden [4] </text:p>
      <text:p text:style-name="P1"/>
      <text:p text:style-name="P1"/>
      <text:p text:style-name="P1">Seite 4.4 Navigation</text:p>
      <text:p text:style-name="P1">Erweiterte Realität kann grundsätzlich die Navigation im Gebäude (bei der Wartung von Industrieanlagen), im Freien (für Militär oder Katastrophenmanagement), im Auto (Projektion von Navigationshinweisen an die Windschutzscheibe, so dass beispielsweise Abbiegehinweise auf der <text:soft-page-break/>Fahrbahn erscheinen) oder im Flugzeug (Head-Up-Displays in Kampfflugzeugen sind eine der frühesten AR-Anwendungen überhaupt) genutzt werden. </text:p>
      <text:p text:style-name="P1"/>
      <text:p text:style-name="P1">Seite 4.5 Militär und Katastrophenmanagement</text:p>
      <text:p text:style-name="P1">Im Bereich Militär und Katastrophenmanagement können tragbare Systeme, die etwa Freund und Feind oder Brandherde anzeigen können, verwendet werden. </text:p>
      <text:p text:style-name="P1"/>
      <text:p text:style-name="P1">Seite 5</text:p>
      <text:p text:style-name="P1">Technik</text:p>
      <text:p text:style-name="P1">Webservices und Librarys</text:p>
      <text:p text:style-name="P1"/>
      <text:p text:style-name="P1"/>
      <text:p text:style-name="P1">Seite 6.1</text:p>
      <text:p text:style-name="P1">Webservices</text:p>
      <text:p text:style-name="P1">Wikitude</text:p>
      <text:p text:style-name="P1">Junaio</text:p>
      <text:p text:style-name="P1">Layar</text:p>
      <text:p text:style-name="P1"/>
      <text:p text:style-name="P1">Seite 6.2</text:p>
      <text:p text:style-name="P1"/>
      <text:p text:style-name="P1">Seite 7 Librarys</text:p>
      <text:p text:style-name="P1"/>
      <text:p text:style-name="P1"/>
      <text:p text:style-name="P1"/>
      <text:p text:style-name="P1">Seite 8</text:p>
      <text:p text:style-name="P1">Probleme und Gefahren?</text:p>
      <text:p text:style-name="P1"/>
      <text:p text:style-name="P1">Seite 9</text:p>
      <text:p text:style-name="P1">Video</text:p>
      <text:p text:style-name="P1"/>
      <text:p text:style-name="P1">Seite 10</text:p>
      <text:p text:style-name="P1">Fragen?</text:p>
      <text:p text:style-name="P2"/>
      <text:p text:style-name="P2"/>
      <text:p text:style-name="P2"/>
      <text:p text:style-name="P2"/>
      <text:p text:style-name="P2"/>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5M50S</meta:editing-duration>
    <meta:editing-cycles>11</meta:editing-cycles>
    <meta:generator>OpenOffice.org/3.4.1$Win32 OpenOffice.org_project/341m1$Build-9593</meta:generator>
    <dc:date>2013-10-23T14:02:10.08</dc:date>
    <meta:document-statistic meta:table-count="0" meta:image-count="0" meta:object-count="0" meta:page-count="2" meta:paragraph-count="41" meta:word-count="415" meta:character-count="3248"/>
    <meta:user-defined meta:name="Info 1"/>
    <meta:user-defined meta:name="Info 2"/>
    <meta:user-defined meta:name="Info 3"/>
    <meta:user-defined meta:name="Info 4"/>
  </office:meta>
</office:document-meta>
</file>